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A000003C97715D48CB493F5B3.png" manifest:media-type="image/png"/>
  <manifest:file-entry manifest:full-path="Pictures/100000010000073A000003C9F7CA132618FFF5C1.png" manifest:media-type="image/png"/>
  <manifest:file-entry manifest:full-path="Pictures/100000010000073A000003C94606EBC303E4798E.png" manifest:media-type="image/png"/>
  <manifest:file-entry manifest:full-path="Pictures/100000000000012C00000078D2453B0A78E6DA8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61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6cm, 0cm, 9.774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6cm, 1.384cm, 9.584cm, 19.65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MaRS Alarms Heatmap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/>
            <text:p/>
            <text:p/>
            <text:p/>
          </draw:text-box>
        </draw:frame>
        <draw:frame draw:style-name="gr1" draw:text-style-name="P3" draw:layer="layout" svg:width="3.175cm" svg:height="1.27cm" svg:x="24.13cm" svg:y="13.914cm">
          <draw:image xlink:href="Pictures/100000000000012C00000078D2453B0A78E6DA86.jpg" xlink:type="simple" xlink:show="embed" xlink:actuate="onLoad" draw:mime-type="image/jpeg">
            <text:p/>
          </draw:image>
        </draw:frame>
        <draw:frame draw:style-name="gr2" draw:text-style-name="P4" draw:layer="layout" svg:width="18.373cm" svg:height="7.057cm" svg:x="9.429cm" svg:y="5.085cm">
          <draw:image xlink:href="Pictures/100000010000073A000003C94606EBC303E4798E.png" xlink:type="simple" xlink:show="embed" xlink:actuate="onLoad" draw:mime-type="image/png">
            <text:p/>
          </draw:image>
        </draw:frame>
        <draw:frame draw:style-name="gr3" draw:text-style-name="P3" draw:layer="layout" svg:width="18.27cm" svg:height="2.034cm" svg:x="9.67cm" svg:y="3.045cm">
          <draw:image xlink:href="Pictures/100000010000073A000003C9F7CA132618FFF5C1.png" xlink:type="simple" xlink:show="embed" xlink:actuate="onLoad" draw:mime-type="image/png">
            <text:p/>
          </draw:image>
        </draw:frame>
        <draw:frame draw:style-name="gr4" draw:text-style-name="P4" draw:layer="layout" svg:width="9.524cm" svg:height="1.821cm" svg:x="0.28cm" svg:y="3.257cm">
          <draw:image xlink:href="Pictures/100000010000073A000003C97715D48CB493F5B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3.175cm" svg:height="1.27cm" svg:x="24.13cm" svg:y="13.914cm">
          <draw:image xlink:href="Pictures/100000000000012C00000078D2453B0A78E6DA86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7T23:13:24.072201052</meta:creation-date>
    <dc:title>Retiina</dc:title>
    <meta:editing-duration>PT21H20M1S</meta:editing-duration>
    <meta:editing-cycles>5</meta:editing-cycles>
    <meta:generator>LibreOffice/7.3.7.2$Linux_X86_64 LibreOffice_project/30$Build-2</meta:generator>
    <dc:date>2024-12-18T21:25:12.097960980</dc:date>
    <meta:document-statistic meta:object-count="34"/>
  </office:meta>
</office:document-meta>
</file>